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313cm" table:align="center"/>
    </style:style>
    <style:style style:name="Tableau1.A" style:family="table-column">
      <style:table-column-properties style:column-width="9.313cm"/>
    </style:style>
    <style:style style:name="Tableau1.1" style:family="table-row">
      <style:table-row-properties style:min-row-height="3.81cm"/>
    </style:style>
    <style:style style:name="Tableau1.A1" style:family="table-cell">
      <style:table-cell-properties style:vertical-align="middle"/>
    </style:style>
    <style:style style:name="Tableau2" style:family="table">
      <style:table-properties style:width="9.313cm" table:align="center"/>
    </style:style>
    <style:style style:name="Tableau2.A" style:family="table-column">
      <style:table-column-properties style:column-width="0.453cm"/>
    </style:style>
    <style:style style:name="Tableau2.B" style:family="table-column">
      <style:table-column-properties style:column-width="8.858cm"/>
    </style:style>
    <style:style style:name="Tableau2.1" style:family="table-row">
      <style:table-row-properties style:min-row-height="0.529cm" fo:background-color="#e4e4e4">
        <style:background-image/>
      </style:table-row-properties>
    </style:style>
    <style:style style:name="Tableau2.A1" style:family="table-cell">
      <style:table-cell-properties style:vertical-align="middle"/>
    </style:style>
    <style:style style:name="Tableau2.2" style:family="table-row">
      <style:table-row-properties style:min-row-height="17.251cm" fo:background-color="#ffffff">
        <style:background-image/>
      </style:table-row-properties>
    </style:style>
    <style:style style:name="Tableau3" style:family="table">
      <style:table-properties style:width="14.683cm" table:align="center"/>
    </style:style>
    <style:style style:name="Tableau3.A" style:family="table-column">
      <style:table-column-properties style:column-width="0.106cm"/>
    </style:style>
    <style:style style:name="Tableau3.B" style:family="table-column">
      <style:table-column-properties style:column-width="14.577cm"/>
    </style:style>
    <style:style style:name="Tableau3.1" style:family="table-row">
      <style:table-row-properties style:min-row-height="17.251cm"/>
    </style:style>
    <style:style style:name="Tableau3.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center" style:justify-single-word="false"/>
      <style:text-properties fo:color="#000000" style:font-name="Verdana" fo:font-size="10pt" fo:font-weight="bold"/>
    </style:style>
    <style:style style:name="P4" style:family="paragraph" style:parent-style-name="Table_20_Contents">
      <style:paragraph-properties fo:margin-top="0cm" fo:margin-bottom="0.499cm" loext:contextual-spacing="false" fo:text-align="justify" style:justify-single-word="false"/>
    </style:style>
    <style:style style:name="P5" style:family="paragraph" style:parent-style-name="Table_20_Contents">
      <style:paragraph-properties fo:margin-top="0cm" fo:margin-bottom="0.499cm" loext:contextual-spacing="false" fo:text-align="justify" style:justify-single-word="false"/>
      <style:text-properties style:font-name="Verdana" fo:font-size="10pt"/>
    </style:style>
    <style:style style:name="T1" style:family="text">
      <style:text-properties fo:color="#009933" style:font-name="Verdana" fo:font-size="10pt"/>
    </style:style>
    <style:style style:name="T2" style:family="text">
      <style:text-properties style:font-name="Verdana" fo:font-size="10pt"/>
    </style:style>
    <style:style style:name="T3" style:family="text">
      <style:text-properties fo:color="#cc0033" style:font-name="Verdana" fo:font-size="10pt"/>
    </style:style>
    <style:style style:name="T4" style:family="text">
      <style:text-properties fo:color="#cc0000" style:font-name="Verdana"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3">les premiers clubs en France</text:p>
          </table:table-cell>
        </table:table-row>
      </table:table>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
          </table:table-cell>
          <table:covered-table-cell/>
        </table:table-row>
        <table:table-row table:style-name="Tableau2.2">
          <table:table-cell table:style-name="Tableau2.A1" office:value-type="string">
            <text:p text:style-name="P4"> </text:p>
            <text:p text:style-name="P4"> </text:p>
            <text:p text:style-name="P4"> </text:p>
          </table:table-cell>
          <table:table-cell table:style-name="Tableau2.A1" office:value-type="string">
            <text:p text:style-name="P4"> </text:p>
            <text:p text:style-name="P4"><text:span text:style-name="Strong_20_Emphasis"><text:span text:style-name="T1">L'année 1872 voit la création du premier club en France. C'est en effet durant cette année là que fut créé le Club du Havre Football Club.</text:span></text:span></text:p>
            <text:p text:style-name="P4"><text:span text:style-name="T2">Le fait que cette première création ait lieu sur un port de la Manche n'est pas étonnant : les marins britaniques en escale au Havre et dans les autres ports avaient pour habitude de se défouler en pratiquant le rugby. Ce club n'aurait néanmoins pas été fondé par des marins britaniques mais par des résidents britaniques de la Commune du Havre, originaires de Oxford et de Cambridge, dit-on.... Le Havre Football Club sera bientôt rebaptisé le </text:span><text:span text:style-name="Strong_20_Emphasis"><text:span text:style-name="T1">Havre Athlétique Club.</text:span></text:span></text:p>
            <text:p text:style-name="P2"><text:span text:style-name="T2">Il faudra ensuite attendre 10 ans après la création du HAC, pour que soit fondé le deuxième club réellement français. Des britaniques vivant à Paris avaient en effet créé un second club en France quelques mois après la création du Havre en 1872 : The English Taylors Club. Mais c'est en 1882 qu'est officiellement créé le second club français et premier club de la capitale : les élèves du Lycée de Condorcet, à Paris, fondent le </text:span><text:span text:style-name="Strong_20_Emphasis"><text:span text:style-name="T1">Racing Club de France.</text:span></text:span></text:p>
            <text:p text:style-name="P2"><text:span text:style-name="T2">Le </text:span><text:span text:style-name="Strong_20_Emphasis"><text:span text:style-name="T1">Stade Français</text:span></text:span><text:span text:style-name="T2"> est créé un an plus tard, en 1883, toujours par des lycéens : les lycéens du lycée Buffon à Paris. C'est essentiellement à l'iniative du stade Français que sera créé le championnat de France 9 ans plus tard... Un Championnat qui le lui rendra bien puisque le club parisien sera sacré 10 fois de 1892 à 2001 : le Stade français remportera 8 titres par lui-même et 2 après sa fusion avec le CASG au milieu des années 1990.</text:span></text:p>
            <text:p text:style-name="P2"><text:span text:style-name="T2">En 1885, Bordeaux accueille à son tour son Club : le</text:span><text:span text:style-name="T3"> </text:span><text:span text:style-name="Strong_20_Emphasis"><text:span text:style-name="T1">Stade Bordelais</text:span></text:span><text:span text:style-name="T2">. Il lui faudra moins de 15 ans pour s'imposer face aux parisiens qui excluaient jusque alors toute participation des provinciaux au championnat de France.</text:span></text:p>
            <text:p text:style-name="P4"><text:span text:style-name="T2">Il faudra ensuite patienter 4 ans pour assister à </text:span><text:soft-page-break/><text:span text:style-name="T2">la création d'un cinquième club en 1889, le Club de</text:span><text:span text:style-name="T1"> </text:span><text:span text:style-name="Strong_20_Emphasis"><text:span text:style-name="T1">Saint claude</text:span></text:span><text:span text:style-name="T2">. troisans plus tard, en 1892, un deuxième club sera formé dans l'agglomération bordelaise, à </text:span><text:span text:style-name="Strong_20_Emphasis"><text:span text:style-name="T1">Merignac</text:span></text:span><text:span text:style-name="T2">. Création également, toujours en 1892, du </text:span><text:span text:style-name="Strong_20_Emphasis"><text:span text:style-name="T1">FC Grenoble</text:span></text:span><text:span text:style-name="T2">.</text:span></text:p>
            <text:p text:style-name="P4"><text:span text:style-name="T2">Suivront ensuite deux nouvelles créations en 1896 avec la naissance des clubs de </text:span><text:span text:style-name="Strong_20_Emphasis"><text:span text:style-name="T1">Perigueux</text:span></text:span><text:span text:style-name="T2"> et de </text:span><text:span text:style-name="Strong_20_Emphasis"><text:span text:style-name="T1">Lyon</text:span></text:span><text:span text:style-name="T2">. Un an plus tard, en 1897, sera fondé le club de </text:span><text:span text:style-name="Strong_20_Emphasis"><text:span text:style-name="T1">Auch</text:span></text:span><text:span text:style-name="T2">.</text:span></text:p>
            <text:p text:style-name="P4"><text:span text:style-name="T2">C'est en 1898 que sont fondés pour la première fois plusieurs clubs dans la même année : ils sont trois et il s'agit de </text:span><text:span text:style-name="Strong_20_Emphasis"><text:span text:style-name="T1">Quillan</text:span></text:span><text:span text:style-name="T2">, </text:span><text:span text:style-name="Strong_20_Emphasis"><text:span text:style-name="T1">Carcassonne</text:span></text:span><text:span text:style-name="T2"> et du </text:span><text:span text:style-name="Strong_20_Emphasis"><text:span text:style-name="T1">Stade Rochelais</text:span></text:span><text:span text:style-name="T2">. Un an plus tard, en 1899, sera fondé le futur géant du rugby contemporain : le </text:span><text:span text:style-name="Strong_20_Emphasis"><text:span text:style-name="T1">Stade Toulousain</text:span></text:span><text:span text:style-name="T2">. Création également cette même année, du club de </text:span><text:span text:style-name="Strong_20_Emphasis"><text:span text:style-name="T1">Saint-Girons</text:span></text:span><text:span text:style-name="T2">.</text:span></text:p>
          </table:table-cell>
        </table:table-row>
      </table:table>
      <text:p text:style-name="Standard"/>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4"><text:line-break/> </text:p>
            <text:p text:style-name="P4"> </text:p>
          </table:table-cell>
          <table:table-cell table:style-name="Tableau3.A1" office:value-type="string">
            <text:p text:style-name="P4"> </text:p>
            <text:p text:style-name="P4"><text:span text:style-name="T2">Si l'année 1900 ne compte l'arrivée que d'un seul club, le</text:span><text:span text:style-name="T4"> </text:span><text:span text:style-name="Strong_20_Emphasis"><text:span text:style-name="T1">SU Agen</text:span></text:span><text:span text:style-name="T2">, l'année 1901 sera plus prolifique : trois clubs furent en effet créés cette année là : les clubs du </text:span><text:span text:style-name="Strong_20_Emphasis"><text:span text:style-name="T1">Creusot</text:span></text:span><text:span text:style-name="T2">, de</text:span><text:span text:style-name="Strong_20_Emphasis"><text:span text:style-name="T2"> </text:span></text:span><text:span text:style-name="Strong_20_Emphasis"><text:span text:style-name="T1">Saint-Médard</text:span></text:span><text:span text:style-name="Strong_20_Emphasis"><text:span text:style-name="T2"> </text:span></text:span><text:span text:style-name="T2">et de </text:span><text:span text:style-name="Strong_20_Emphasis"><text:span text:style-name="T1">Tarbes</text:span></text:span><text:span text:style-name="T2">.</text:span></text:p>
            <text:p text:style-name="P4"><text:span text:style-name="T2">Le rugby accélère sa propagation sur le territoire. L'année 1902 est une année extrèmement féconde : </text:span><text:span text:style-name="Strong_20_Emphasis"><text:span text:style-name="T1">Bourg-en-Bresse</text:span></text:span><text:span text:style-name="T2">, </text:span><text:span text:style-name="Strong_20_Emphasis"><text:span text:style-name="T1">Limoges</text:span></text:span><text:span text:style-name="T2">, </text:span><text:span text:style-name="Strong_20_Emphasis"><text:span text:style-name="T1">Bergerac</text:span></text:span><text:span text:style-name="T2">, </text:span><text:span text:style-name="Strong_20_Emphasis"><text:span text:style-name="T1">Pau</text:span></text:span><text:span text:style-name="T2"> et </text:span><text:span text:style-name="Strong_20_Emphasis"><text:span text:style-name="T1">Perpignan</text:span></text:span><text:span text:style-name="T2"> font leur apparition dans le monde de l'ovalie.</text:span></text:p>
            <text:p text:style-name="P4"><text:span text:style-name="T2">En 1903 de quatre clubs sont fondés, dont deux béarnais : les clubs d'</text:span><text:span text:style-name="Strong_20_Emphasis"><text:span text:style-name="T1">Oloron Sainte-Marie</text:span></text:span><text:span text:style-name="T2">, de </text:span><text:span text:style-name="Strong_20_Emphasis"><text:span text:style-name="T1">Beaumont</text:span></text:span><text:span text:style-name="T2">, d'</text:span><text:span text:style-name="Strong_20_Emphasis"><text:span text:style-name="T1">Orthez</text:span></text:span><text:span text:style-name="T2"> et de </text:span><text:span text:style-name="Strong_20_Emphasis"><text:span text:style-name="T1">Montauban</text:span></text:span><text:span text:style-name="T1"> </text:span><text:span text:style-name="T2">sont en effet formés.</text:span></text:p>
            <text:p text:style-name="P4"><text:span text:style-name="T2">Un an plus tard, en 1904 viennent s'ajouter les clubs d'</text:span><text:span text:style-name="Strong_20_Emphasis"><text:span text:style-name="T1">Avignon</text:span></text:span><text:span text:style-name="T2">, d'</text:span><text:span text:style-name="Strong_20_Emphasis"><text:span text:style-name="T1">Aurillac</text:span></text:span><text:span text:style-name="T2">, de </text:span><text:span text:style-name="Strong_20_Emphasis"><text:span text:style-name="T1">Bayonne</text:span></text:span><text:span text:style-name="T2"> et de</text:span><text:span text:style-name="Strong_20_Emphasis"><text:span text:style-name="T2"> </text:span></text:span><text:span text:style-name="Strong_20_Emphasis"><text:span text:style-name="T1">Dax</text:span></text:span><text:span text:style-name="T2">.</text:span></text:p>
            <text:p text:style-name="P4"><text:span text:style-name="T2">L'année 1905 verra, quant à elle, la création de 7 nouveaux clubs, ce qui constitue un record depuis l'implantation de ce sport en France. Naissance à noter cette année là : celle d'un troisième club parisien : le</text:span><text:span text:style-name="T1"> </text:span><text:span text:style-name="Strong_20_Emphasis"><text:span text:style-name="T1">P.U.C. </text:span></text:span><text:span text:style-name="T2">mais aussi la naissance des clubs de </text:span><text:span text:style-name="Strong_20_Emphasis"><text:span text:style-name="T1">Vichy</text:span></text:span><text:span text:style-name="T2">, de </text:span><text:span text:style-name="Strong_20_Emphasis"><text:span text:style-name="T1">Valence</text:span></text:span><text:span text:style-name="T2">, de </text:span><text:span text:style-name="Strong_20_Emphasis"><text:span text:style-name="T1">Mazamet</text:span></text:span><text:span text:style-name="T2">, de </text:span><text:span text:style-name="Strong_20_Emphasis"><text:span text:style-name="T1">Mauléon</text:span></text:span><text:span text:style-name="T2">, de </text:span><text:span text:style-name="Strong_20_Emphasis"><text:span text:style-name="T1">Licharre</text:span></text:span><text:span text:style-name="T2"> et de </text:span><text:span text:style-name="Strong_20_Emphasis"><text:span text:style-name="T1">Castres</text:span></text:span><text:span text:style-name="T2">.</text:span></text:p>
            <text:p text:style-name="P4"><text:span text:style-name="T2">Un seul club arrive dans le monde du rugby français en 1906 : il s'agit de </text:span><text:span text:style-name="Strong_20_Emphasis"><text:span text:style-name="T1">Bourgoin</text:span></text:span><text:span text:style-name="T2">...</text:span></text:p>
            <text:p text:style-name="P4"><text:span text:style-name="T2">Comme en 1905, sept nouveaux clubs viennent ensuite s'inscrire sur les tablettes du championnat de France :ils sont tous du sud-ouest et il s'agit de </text:span><text:span text:style-name="Strong_20_Emphasis"><text:span text:style-name="T1">Langon</text:span></text:span><text:span text:style-name="T2">, </text:span><text:span text:style-name="Strong_20_Emphasis"><text:span text:style-name="T1">Riom</text:span></text:span><text:span text:style-name="T2">, </text:span><text:span text:style-name="Strong_20_Emphasis"><text:span text:style-name="T1">Narbonne</text:span></text:span><text:span text:style-name="T2">, </text:span><text:span text:style-name="Strong_20_Emphasis"><text:span text:style-name="T1">Le Boucau</text:span></text:span><text:span text:style-name="T2">, </text:span><text:span text:style-name="Strong_20_Emphasis"><text:span text:style-name="T1">Bègles</text:span></text:span><text:span text:style-name="T2">, </text:span><text:span text:style-name="Strong_20_Emphasis"><text:span text:style-name="T1">Albi</text:span></text:span><text:span text:style-name="T2"> et </text:span><text:span text:style-name="Strong_20_Emphasis"><text:span text:style-name="T1">Biarritz.</text:span></text:span></text:p>
            <text:p text:style-name="P4"><text:span text:style-name="T2">Pas de création à ma conaissance de clubs en 1906 et 1907, mais 6 nouveaux clubs seront fondés en 1908 : </text:span><text:span text:style-name="Strong_20_Emphasis"><text:span text:style-name="T1">Oyonnax</text:span></text:span><text:span text:style-name="T2">, </text:span><text:span text:style-name="Strong_20_Emphasis"><text:span text:style-name="T1">Toulon</text:span></text:span><text:span text:style-name="T2">, </text:span><text:span text:style-name="Strong_20_Emphasis"><text:span text:style-name="T1">Romans</text:span></text:span><text:span text:style-name="T2">, </text:span><text:span text:style-name="Strong_20_Emphasis"><text:span text:style-name="T1">Mont-de-Marsan</text:span></text:span><text:span text:style-name="T2">, </text:span><text:span text:style-name="Strong_20_Emphasis"><text:span text:style-name="T1">Hendaye</text:span></text:span><text:span text:style-name="T2"> et </text:span><text:span text:style-name="Strong_20_Emphasis"><text:span text:style-name="T1">Castelsarrasin.</text:span></text:span></text:p>
            <text:p text:style-name="P5"><text:soft-page-break/>En cette fin de 1908, beaucoup de clubs auront ainsi été fondés...</text:p>
            <text:p text:style-name="P5">Suivront évidemment par la suite des milliers de clubs dont seuls quelques-uns seulement accèderont au Nirvana et au Bouclier du père Brennus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21:25:58.753000000</meta:creation-date>
    <dc:date>2020-06-07T21:27:22.733000000</dc:date>
    <meta:editing-duration>PT1M24S</meta:editing-duration>
    <meta:editing-cycles>1</meta:editing-cycles>
    <meta:document-statistic meta:table-count="3" meta:image-count="0" meta:object-count="0" meta:page-count="3" meta:paragraph-count="26" meta:word-count="721" meta:character-count="4162" meta:non-whitespace-character-count="3452"/>
    <meta:generator>LibreOffice/6.2.8.2$Windows_X86_64 LibreOffice_project/f82ddfca21ebc1e222a662a32b25c0c9d20169ee</meta:generator>
  </office:meta>
</office:document-meta>
</file>